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292cm"/>
    </style:style>
    <style:style style:name="Tabelle1.B" style:family="table-column">
      <style:table-column-properties style:column-width="11.7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598cm"/>
    </style:style>
    <style:style style:name="Tabelle2.B" style:family="table-column">
      <style:table-column-properties style:column-width="13.41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704cm"/>
    </style:style>
    <style:style style:name="Tabelle3.B" style:family="table-column">
      <style:table-column-properties style:column-width="13.30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401cm" style:rel-column-width="1310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2" style:family="table-row">
      <style:table-row-properties style:min-row-height="1.725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officeooo:rsid="00170c6a" officeooo:paragraph-rsid="00170c6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0c6a" officeooo:paragraph-rsid="00170c6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officeooo:rsid="00167127" officeooo:paragraph-rsid="001671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67127" officeooo:paragraph-rsid="001671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74c04" officeooo:paragraph-rsid="00174c0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1e7041" officeooo:paragraph-rsid="001e704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c267a"/>
    </style:style>
    <style:style style:name="P10" style:family="paragraph" style:parent-style-name="Table_20_Contents">
      <style:paragraph-properties fo:text-align="start" style:justify-single-word="false"/>
      <style:text-properties officeooo:paragraph-rsid="002c10fb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normal" officeooo:rsid="00170c6a" officeooo:paragraph-rsid="00170c6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normal" officeooo:rsid="00170c6a" officeooo:paragraph-rsid="00170c6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normal" officeooo:paragraph-rsid="00174c04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normal" officeooo:rsid="00174c04" officeooo:paragraph-rsid="00174c04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normal" officeooo:rsid="00191d24" officeooo:paragraph-rsid="00191d24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officeooo:rsid="001c267a" officeooo:paragraph-rsid="001c267a"/>
    </style:style>
    <style:style style:name="P18" style:family="paragraph" style:parent-style-name="Table_20_Contents">
      <style:paragraph-properties fo:text-align="center" style:justify-single-word="false"/>
      <style:text-properties officeooo:rsid="00207a60" officeooo:paragraph-rsid="00207a60"/>
    </style:style>
    <style:style style:name="P19" style:family="paragraph" style:parent-style-name="Table_20_Contents">
      <style:paragraph-properties fo:text-align="start" style:justify-single-word="false"/>
      <style:text-properties officeooo:rsid="00207a60" officeooo:paragraph-rsid="00207a60"/>
    </style:style>
    <style:style style:name="P20" style:family="paragraph" style:parent-style-name="Table_20_Contents">
      <style:paragraph-properties fo:text-align="start" style:justify-single-word="false"/>
      <style:text-properties officeooo:rsid="0021d31f" officeooo:paragraph-rsid="00207a60"/>
    </style:style>
    <style:style style:name="P21" style:family="paragraph" style:parent-style-name="Table_20_Contents">
      <style:paragraph-properties fo:text-align="start" style:justify-single-word="false"/>
      <style:text-properties officeooo:rsid="00220574" officeooo:paragraph-rsid="00220574"/>
    </style:style>
    <style:style style:name="P22" style:family="paragraph" style:parent-style-name="Table_20_Contents">
      <style:paragraph-properties fo:text-align="center" style:justify-single-word="false"/>
      <style:text-properties officeooo:rsid="0024010f" officeooo:paragraph-rsid="0024010f"/>
    </style:style>
    <style:style style:name="P23" style:family="paragraph" style:parent-style-name="Table_20_Contents">
      <style:paragraph-properties fo:text-align="start" style:justify-single-word="false"/>
      <style:text-properties officeooo:rsid="0024fa04" officeooo:paragraph-rsid="0024fa04"/>
    </style:style>
    <style:style style:name="P24" style:family="paragraph" style:parent-style-name="Table_20_Contents">
      <style:paragraph-properties fo:text-align="start" style:justify-single-word="false"/>
      <style:text-properties officeooo:rsid="0028b89a" officeooo:paragraph-rsid="0028b89a"/>
    </style:style>
    <style:style style:name="P25" style:family="paragraph" style:parent-style-name="Table_20_Contents">
      <style:paragraph-properties fo:text-align="start" style:justify-single-word="false"/>
      <style:text-properties officeooo:rsid="0029bc98" officeooo:paragraph-rsid="0029bc98"/>
    </style:style>
    <style:style style:name="P26" style:family="paragraph" style:parent-style-name="Table_20_Contents">
      <style:paragraph-properties fo:text-align="center" style:justify-single-word="false"/>
      <style:text-properties officeooo:rsid="0029bc98" officeooo:paragraph-rsid="0029bc98"/>
    </style:style>
    <style:style style:name="P27" style:family="paragraph" style:parent-style-name="Table_20_Contents">
      <style:paragraph-properties fo:text-align="center" style:justify-single-word="false"/>
      <style:text-properties officeooo:rsid="002b6e99" officeooo:paragraph-rsid="002b6e99"/>
    </style:style>
    <style:style style:name="P28" style:family="paragraph" style:parent-style-name="Table_20_Contents">
      <style:paragraph-properties fo:text-align="start" style:justify-single-word="false"/>
      <style:text-properties officeooo:rsid="002b6e99" officeooo:paragraph-rsid="002b6e99"/>
    </style:style>
    <style:style style:name="P29" style:family="paragraph" style:parent-style-name="Table_20_Contents">
      <style:paragraph-properties fo:text-align="start" style:justify-single-word="false"/>
      <style:text-properties officeooo:rsid="002b6e99" officeooo:paragraph-rsid="002c10fb"/>
    </style:style>
    <style:style style:name="P30" style:family="paragraph" style:parent-style-name="Table_20_Contents">
      <style:paragraph-properties fo:text-align="center" style:justify-single-word="false"/>
      <style:text-properties officeooo:rsid="002c10fb" officeooo:paragraph-rsid="002c10fb"/>
    </style:style>
    <style:style style:name="P31" style:family="paragraph" style:parent-style-name="Table_20_Contents">
      <style:paragraph-properties fo:text-align="start" style:justify-single-word="false"/>
      <style:text-properties officeooo:rsid="002c10fb" officeooo:paragraph-rsid="002c10fb"/>
    </style:style>
    <style:style style:name="P32" style:family="paragraph" style:parent-style-name="Table_20_Contents">
      <style:paragraph-properties fo:text-align="start" style:justify-single-word="false"/>
      <style:text-properties officeooo:rsid="002c10fb" officeooo:paragraph-rsid="002c10fb"/>
    </style:style>
    <style:style style:name="P33" style:family="paragraph" style:parent-style-name="Table_20_Contents">
      <style:paragraph-properties fo:text-align="center" style:justify-single-word="false"/>
      <style:text-properties officeooo:rsid="002d2292" officeooo:paragraph-rsid="002d2292"/>
    </style:style>
    <style:style style:name="P34" style:family="paragraph" style:parent-style-name="Table_20_Contents">
      <style:paragraph-properties fo:text-align="start" style:justify-single-word="false"/>
      <style:text-properties officeooo:rsid="002d2292" officeooo:paragraph-rsid="002d2292"/>
    </style:style>
    <style:style style:name="T1" style:family="text">
      <style:text-properties officeooo:rsid="00170c6a"/>
    </style:style>
    <style:style style:name="T2" style:family="text">
      <style:text-properties officeooo:rsid="00174c04"/>
    </style:style>
    <style:style style:name="T3" style:family="text">
      <style:text-properties officeooo:rsid="00191d24"/>
    </style:style>
    <style:style style:name="T4" style:family="text">
      <style:text-properties officeooo:rsid="0019bab3"/>
    </style:style>
    <style:style style:name="T5" style:family="text">
      <style:text-properties officeooo:rsid="0019d07d"/>
    </style:style>
    <style:style style:name="T6" style:family="text">
      <style:text-properties officeooo:rsid="001c267a"/>
    </style:style>
    <style:style style:name="T7" style:family="text">
      <style:text-properties officeooo:rsid="00222124"/>
    </style:style>
    <style:style style:name="T8" style:family="text">
      <style:text-properties officeooo:rsid="0029bc98"/>
    </style:style>
    <style:style style:name="T9" style:family="text">
      <style:text-properties officeooo:rsid="002b6e99"/>
    </style:style>
    <style:style style:name="T10" style:family="text">
      <style:text-properties officeooo:rsid="002c10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as</text:p>
      <text:p text:style-name="P3">________________________________________________________________________________</text:p>
      <text:p text:style-name="P4"/>
      <text:p text:style-name="P2">Basisschutz und Fehlerschutz</text:p>
      <text:p text:style-name="P6">Prüfungsrelevant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Fehlerarten</text:p>
          </table:table-cell>
          <table:table-cell table:style-name="Tabelle1.B1" office:value-type="string">
            <text:p text:style-name="P11">Beschreibung</text:p>
          </table:table-cell>
        </table:table-row>
        <table:table-row>
          <table:table-cell table:style-name="Tabelle1.A2" office:value-type="string">
            <text:p text:style-name="P12">Kurzschluss</text:p>
          </table:table-cell>
          <table:table-cell table:style-name="Tabelle1.B2" office:value-type="string">
            <text:p text:style-name="P12">- zwischen betriebsmäßig gegeneinander unter Spannung stehenden Leitern</text:p>
          </table:table-cell>
        </table:table-row>
        <table:table-row>
          <table:table-cell table:style-name="Tabelle1.A2" office:value-type="string">
            <text:p text:style-name="P12">Leiterschluss</text:p>
          </table:table-cell>
          <table:table-cell table:style-name="Tabelle1.B2" office:value-type="string">
            <text:p text:style-name="P13">- <text:span text:style-name="T2">Kurzschluss mit </text:span><text:span text:style-name="T4">Nutzw</text:span><text:span text:style-name="T2">iderstand im Fehlerstromkreis </text:span><text:span text:style-name="T1">(Überbrückung eines Schalter)</text:span></text:p>
          </table:table-cell>
        </table:table-row>
        <table:table-row>
          <table:table-cell table:style-name="Tabelle1.A2" office:value-type="string">
            <text:p text:style-name="P12">Erdschluss</text:p>
          </table:table-cell>
          <table:table-cell table:style-name="Tabelle1.B2" office:value-type="string">
            <text:p text:style-name="P13">- <text:span text:style-name="T1">zwischen Außenleiter und mit geerdeten Teilen</text:span></text:p>
          </table:table-cell>
        </table:table-row>
        <table:table-row>
          <table:table-cell table:style-name="Tabelle1.A2" office:value-type="string">
            <text:p text:style-name="P12">Körperschluss</text:p>
          </table:table-cell>
          <table:table-cell table:style-name="Tabelle1.B2" office:value-type="string">
            <text:p text:style-name="P13">- <text:span text:style-name="T5">Erdschluss mit Körper als Brücke (indirekt zu Erdleiter)</text:span></text:p>
          </table:table-cell>
        </table:table-row>
      </table:table>
      <text:p text:style-name="P2"/>
      <text:p text:style-name="P5">Elektrische Netzformen</text:p>
      <text:p text:style-name="P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TN-C-Netz</text:p>
          </table:table-cell>
          <table:table-cell table:style-name="Tabelle2.B1" office:value-type="string">
            <text:p text:style-name="P15">Neutralleiter (N) und Schutzleiter (PE) im gesamten System in einem einzigen Leiter zusammengefasst, dem PEN-Leiter.</text:p>
          </table:table-cell>
        </table:table-row>
        <table:table-row>
          <table:table-cell table:style-name="Tabelle2.A2" office:value-type="string">
            <text:p text:style-name="P15">TN-S-Netz</text:p>
          </table:table-cell>
          <table:table-cell table:style-name="Tabelle2.B2" office:value-type="string">
            <text:p text:style-name="P15">N und PE im gesamten System getrennt geführt. Beim Einsatz von Überstromschutzorganen entspricht dieses System der Nullung mit separatem Schutzleiter moderne Nullung.</text:p>
          </table:table-cell>
        </table:table-row>
        <table:table-row>
          <table:table-cell table:style-name="Tabelle2.A2" office:value-type="string">
            <text:p text:style-name="P15">TN-C-S-Netz</text:p>
          </table:table-cell>
          <table:table-cell table:style-name="Tabelle2.B2" office:value-type="string">
            <text:p text:style-name="P14"><text:span text:style-name="T2">TN-C und TN-S -Netz </text:span><text:span text:style-name="T4">teils getrennt und teils zusammen gelegt</text:span><text:span text:style-name="T3">. (Bsp.öffentliche Versorgung)</text:span></text:p>
          </table:table-cell>
        </table:table-row>
        <table:table-row>
          <table:table-cell table:style-name="Tabelle2.A2" office:value-type="string">
            <text:p text:style-name="P15">TT-Netz</text:p>
          </table:table-cell>
          <table:table-cell table:style-name="Tabelle2.B2" office:value-type="string">
            <text:p text:style-name="P16">Sternpunkt des Transformators und die Körper der Betriebsmittel direkt geerdet. Der Schutzleiter steht also nicht mit dem N in Verbindung.</text:p>
          </table:table-cell>
        </table:table-row>
        <table:table-row>
          <table:table-cell table:style-name="Tabelle2.A2" office:value-type="string">
            <text:p text:style-name="P15">IT-Netz</text:p>
          </table:table-cell>
          <table:table-cell table:style-name="Tabelle2.B2" office:value-type="string">
            <text:p text:style-name="P16">Hat keine direkte Verbindung zwischen aktiven Leitern und geerdeten Teilen; die Körper der elekt. Anlage sind geerdet. Beim Einsatz von Isolationüberwachungseinrichtungen entspricht dieses System dem Schutzleitungssystem (alte Bezeichnung).</text:p>
          </table:table-cell>
        </table:table-row>
      </table:table>
      <text:p text:style-name="P5"/>
      <text:p text:style-name="P7">Schutzmaßnahmen nach DIN VDE 0100-410</text:p>
      <text:p text:style-name="P17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7">Basisschutz</text:p>
          </table:table-cell>
          <table:table-cell table:style-name="Tabelle3.B1" office:value-type="string">
            <text:p text:style-name="P8">- <text:span text:style-name="T6">Schutz gegen direkte Berührung</text:span></text:p>
          </table:table-cell>
        </table:table-row>
        <table:table-row>
          <table:table-cell table:style-name="Tabelle3.A2" office:value-type="string">
            <text:p text:style-name="P17">Fehlerschutz</text:p>
          </table:table-cell>
          <table:table-cell table:style-name="Tabelle3.B2" office:value-type="string">
            <text:p text:style-name="P8">- <text:span text:style-name="T6">Schutz bei indirekte Berührung</text:span></text:p>
          </table:table-cell>
        </table:table-row>
        <table:table-row>
          <table:table-cell table:style-name="Tabelle3.A2" office:value-type="string">
            <text:p text:style-name="P17">Zusatzschutz</text:p>
          </table:table-cell>
          <table:table-cell table:style-name="Tabelle3.B2" office:value-type="string">
            <text:p text:style-name="P9">- <text:span text:style-name="T6">Schutz bei direkter Berührung</text:span></text:p>
          </table:table-cell>
        </table:table-row>
      </table:table>
      <text:p text:style-name="P9"/>
      <text:p text:style-name="P18">Die fünf Sicherheitsregeln</text:p>
      <text:p text:style-name="P19">1. Freischalten (Ausschalten)</text:p>
      <text:p text:style-name="P19">2. gegen Wiedereinschalten sichern</text:p>
      <text:p text:style-name="P19">3. Spannungsfreiheit feststellen (Teil ohne Spannung Prüfen)</text:p>
      <text:p text:style-name="P19">4. Erden und Kurzschließen</text:p>
      <text:p text:style-name="P19">5. Benachbarte, unter Spannung stehende Teile abdecken oder abschranken</text:p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Instandhaltung</text:p>
      <text:p text:style-name="P22"/>
      <table:table table:name="Tabelle4" table:style-name="Tabelle4">
        <table:table-column table:style-name="Tabelle4.A" table:number-columns-repeated="5"/>
        <table:table-row>
          <table:table-cell table:style-name="Tabelle4.A1" office:value-type="string">
            <text:p text:style-name="P8"/>
          </table:table-cell>
          <table:table-cell table:style-name="Tabelle4.A1" office:value-type="string">
            <text:p text:style-name="P21">Wartung</text:p>
          </table:table-cell>
          <table:table-cell table:style-name="Tabelle4.A1" office:value-type="string">
            <text:p text:style-name="P21">Inspektion</text:p>
          </table:table-cell>
          <table:table-cell table:style-name="Tabelle4.A1" office:value-type="string">
            <text:p text:style-name="P21">Instandsetzung</text:p>
          </table:table-cell>
          <table:table-cell table:style-name="Tabelle4.E1" office:value-type="string">
            <text:p text:style-name="P21">Verbesserung</text:p>
          </table:table-cell>
        </table:table-row>
        <table:table-row>
          <table:table-cell table:style-name="Tabelle4.A2" office:value-type="string">
            <text:p text:style-name="P21">Definition</text:p>
          </table:table-cell>
          <table:table-cell table:style-name="Tabelle4.A2" office:value-type="string">
            <text:p text:style-name="P21">Maßnahmen zur Verzögerung des Abbaus /Vorbeugen</text:p>
          </table:table-cell>
          <table:table-cell table:style-name="Tabelle4.A2" office:value-type="string">
            <text:p text:style-name="P23">Prüft /Analysiert den Ist-Zustand</text:p>
          </table:table-cell>
          <table:table-cell table:style-name="Tabelle4.A2" office:value-type="string">
            <text:p text:style-name="P21">Maßnahmen zur Wiederherstellung von Funktionen fehlerhafter Einheiten</text:p>
          </table:table-cell>
          <table:table-cell table:style-name="Tabelle4.E2" office:value-type="string">
            <text:p text:style-name="P21">Maßnahmen zur Steigerung der Zuverlässigkeit, Instandhaltbarkeit, Sicherheit, <text:span text:style-name="T7">Funktion bleibt jedoch unverändert</text:span></text:p>
          </table:table-cell>
        </table:table-row>
        <table:table-row>
          <table:table-cell table:style-name="Tabelle4.A2" office:value-type="string">
            <text:p text:style-name="P21">Arbeiten</text:p>
          </table:table-cell>
          <table:table-cell table:style-name="Tabelle4.A2" office:value-type="string">
            <text:p text:style-name="P8">- <text:span text:style-name="T7">reinigen</text:span></text:p>
            <text:p text:style-name="P8">- <text:span text:style-name="T7">konservieren</text:span></text:p>
            <text:p text:style-name="P8">- <text:span text:style-name="T7">schmieren</text:span></text:p>
          </table:table-cell>
          <table:table-cell table:style-name="Tabelle4.A2" office:value-type="string">
            <text:p text:style-name="P8">- <text:span text:style-name="T7">messen</text:span></text:p>
            <text:p text:style-name="P8">- <text:span text:style-name="T7">prüfen</text:span></text:p>
            <text:p text:style-name="P8">- <text:span text:style-name="T7">analysieren</text:span></text:p>
          </table:table-cell>
          <table:table-cell table:style-name="Tabelle4.A2" office:value-type="string">
            <text:p text:style-name="P8">- <text:span text:style-name="T7">Ausbessern/ Austauschen</text:span></text:p>
            <text:p text:style-name="P8">- <text:span text:style-name="T7">Fehlerbehebung</text:span></text:p>
          </table:table-cell>
          <table:table-cell table:style-name="Tabelle4.E2" office:value-type="string">
            <text:p text:style-name="P8">- <text:span text:style-name="T7">Analyse</text:span></text:p>
          </table:table-cell>
        </table:table-row>
      </table:table>
      <text:p text:style-name="P24"/>
      <text:p text:style-name="P24">Die Instandhaltung hat:</text:p>
      <text:p text:style-name="P24">wirtschaftliche Ziele</text:p>
      <text:p text:style-name="P24">- Ausfall und Verlust vermeiden</text:p>
      <text:p text:style-name="P24"/>
      <text:p text:style-name="P24">humanitäre und ökologische Ziele</text:p>
      <text:p text:style-name="P24">- <text:span text:style-name="T8">Gesundheit, Umwelt und Ressourcen schonen</text:span></text:p>
      <text:p text:style-name="P24"/>
      <text:p text:style-name="P26">Intervallabhängige Instandhaltung</text:p>
      <text:p text:style-name="P25">Instandhaltung in Regelmäßigen Abständen</text:p>
      <text:p text:style-name="P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6">Vorteile</text:p>
          </table:table-cell>
          <table:table-cell table:style-name="Tabelle5.B1" office:value-type="string">
            <text:p text:style-name="P26">Nachteile</text:p>
          </table:table-cell>
        </table:table-row>
        <table:table-row table:style-name="Tabelle5.2">
          <table:table-cell table:style-name="Tabelle5.A2" office:value-type="string">
            <text:p text:style-name="P25">- unabhängig von automatisierten Zustandsbestimmungen</text:p>
            <text:p text:style-name="P25">- Hohe Zuverlässigkeit der Einheit</text:p>
            <text:p text:style-name="P25">- gute Planbarkeit</text:p>
          </table:table-cell>
          <table:table-cell table:style-name="Tabelle5.B2" office:value-type="string">
            <text:p text:style-name="P25">- Hoher Ersatzteilebedarf</text:p>
            <text:p text:style-name="P25">- Hohe Instandhaltungskosten</text:p>
            <text:p text:style-name="P25">- Lebensdauer von Teilen wird nicht ausgereizt</text:p>
          </table:table-cell>
        </table:table-row>
      </table:table>
      <text:p text:style-name="P25"/>
      <text:p text:style-name="P27">Zustandsabhängige Instandhaltung</text:p>
      <text:p text:style-name="P10"><text:span text:style-name="T9">Instandhaltung </text:span><text:span text:style-name="T10">kurz vor</text:span><text:span text:style-name="T9"> Funktionsverlust von Teilen</text:span></text:p>
      <text:p text:style-name="P28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7">Vorteile</text:p>
          </table:table-cell>
          <table:table-cell table:style-name="Tabelle6.B1" office:value-type="string">
            <text:p text:style-name="P27">Nachteile</text:p>
          </table:table-cell>
        </table:table-row>
        <table:table-row>
          <table:table-cell table:style-name="Tabelle6.A2" office:value-type="string">
            <text:p text:style-name="P8">- <text:span text:style-name="T9">Lebensdauer der Teile wir ausgereizt</text:span></text:p>
            <text:p text:style-name="P8">- <text:span text:style-name="T9">geringer Planungsaufwand</text:span></text:p>
          </table:table-cell>
          <table:table-cell table:style-name="Tabelle6.B2" office:value-type="string">
            <text:p text:style-name="P8">- <text:span text:style-name="T9">geringere Zuverlässigkeit</text:span></text:p>
            <text:p text:style-name="P8">- <text:span text:style-name="T10">Zusätzliche Inspektionsmittel</text:span></text:p>
            <text:p text:style-name="P8"/>
          </table:table-cell>
        </table:table-row>
      </table:table>
      <text:p text:style-name="P25"/>
      <text:p text:style-name="P30">Störungsabhängige Instandhaltung</text:p>
      <text:p text:style-name="P29">Instandhaltung bei Funktionsverlust von Teilen</text:p>
      <text:p text:style-name="P31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30">Vorteile</text:p>
          </table:table-cell>
          <table:table-cell table:style-name="Tabelle7.B1" office:value-type="string">
            <text:p text:style-name="P30">Nachteile</text:p>
          </table:table-cell>
        </table:table-row>
        <table:table-row>
          <table:table-cell table:style-name="Tabelle7.A2" office:value-type="string">
            <text:p text:style-name="P8">- <text:span text:style-name="T10">Ausnutzung des gesamten Abnutzungsvorrats</text:span></text:p>
            <text:p text:style-name="P8">- <text:span text:style-name="T10">geringer Planungsaufwand</text:span></text:p>
          </table:table-cell>
          <table:table-cell table:style-name="Tabelle7.B2" office:value-type="string">
            <text:p text:style-name="P8">- <text:span text:style-name="T10">Überraschende ausfälle der Maschine</text:span></text:p>
            <text:p text:style-name="P10">- <text:span text:style-name="T9">Instandsetzung erfolgt unter Zeitdruck</text:span></text:p>
            <text:p text:style-name="P10">- <text:span text:style-name="T9">Hohe Kosten unter Zeitdruck</text:span></text:p>
          </table:table-cell>
        </table:table-row>
      </table:table>
      <text:p text:style-name="P31"/>
      <text:p text:style-name="P31"/>
      <text:p text:style-name="P31"/>
      <text:p text:style-name="P33"><text:soft-page-break/>Sicherheitsschilder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1-12-10T11:18:43.696000000</dc:date>
    <meta:editing-duration>PT1H43M20S</meta:editing-duration>
    <meta:editing-cycles>16</meta:editing-cycles>
    <meta:generator>LibreOffice/7.0.1.2$Windows_X86_64 LibreOffice_project/7cbcfc562f6eb6708b5ff7d7397325de9e764452</meta:generator>
    <meta:document-statistic meta:table-count="7" meta:image-count="0" meta:object-count="0" meta:page-count="3" meta:paragraph-count="91" meta:word-count="368" meta:character-count="3088" meta:non-whitespace-character-count="2811"/>
  </office:meta>
</office:document-meta>
</file>